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 Chinese Regular" svg:font-family="'Noto Sans S Chinese Regular'" style:font-family-generic="system" style:font-pitch="variable"/>
  </office:font-face-decls>
  <office:automatic-styles>
    <style:style style:name="P1" style:family="paragraph" style:parent-style-name="Standard">
      <style:text-properties officeooo:rsid="00006691" officeooo:paragraph-rsid="00006691"/>
    </style:style>
    <style:style style:name="P2" style:family="paragraph" style:parent-style-name="Standard" style:list-style-name="List_20_1"/>
    <style:style style:name="P3" style:family="paragraph" style:parent-style-name="Standard" style:list-style-name="List_20_1">
      <style:text-properties officeooo:paragraph-rsid="00006691"/>
    </style:style>
    <style:style style:name="P4" style:family="paragraph" style:parent-style-name="Standard" style:list-style-name="List_20_1">
      <style:text-properties officeooo:rsid="00006691" officeooo:paragraph-rsid="00006691"/>
    </style:style>
    <style:style style:name="P5" style:family="paragraph" style:parent-style-name="Standard" style:list-style-name="List_20_1">
      <style:text-properties officeooo:rsid="00006691" officeooo:paragraph-rsid="0023656c"/>
    </style:style>
    <style:style style:name="P6" style:family="paragraph" style:parent-style-name="Standard" style:list-style-name="List_20_1">
      <style:text-properties officeooo:rsid="00006691" officeooo:paragraph-rsid="00207ca2"/>
    </style:style>
    <style:style style:name="P7" style:family="paragraph" style:parent-style-name="Standard" style:list-style-name="Numbering_20_1">
      <style:text-properties officeooo:rsid="00006691" officeooo:paragraph-rsid="00006691"/>
    </style:style>
    <style:style style:name="P8" style:family="paragraph" style:parent-style-name="Standard" style:list-style-name="L1">
      <style:text-properties officeooo:rsid="00006691" officeooo:paragraph-rsid="00006691"/>
    </style:style>
    <style:style style:name="P9" style:family="paragraph" style:parent-style-name="Standard" style:list-style-name="L1">
      <style:text-properties officeooo:rsid="00006691" officeooo:paragraph-rsid="00207ca2"/>
    </style:style>
    <style:style style:name="P10" style:family="paragraph" style:parent-style-name="Standard" style:list-style-name="List_20_1">
      <style:paragraph-properties fo:margin-left="1.251cm" fo:margin-right="0cm" fo:text-indent="-0.4cm" style:auto-text-indent="false"/>
    </style:style>
    <style:style style:name="P11" style:family="paragraph" style:parent-style-name="Standard" style:list-style-name="List_20_1">
      <style:paragraph-properties fo:margin-left="1.251cm" fo:margin-right="0cm" fo:text-indent="-0.4cm" style:auto-text-indent="false"/>
      <style:text-properties officeooo:paragraph-rsid="00207ca2"/>
    </style:style>
    <style:style style:name="T1" style:family="text">
      <style:text-properties officeooo:rsid="00006691"/>
    </style:style>
    <style:style style:name="T2" style:family="text">
      <style:text-properties officeooo:rsid="000946df"/>
    </style:style>
    <style:style style:name="T3" style:family="text">
      <style:text-properties officeooo:rsid="001b993b"/>
    </style:style>
    <style:style style:name="T4" style:family="text">
      <style:text-properties officeooo:rsid="001d4fcc"/>
    </style:style>
    <style:style style:name="T5" style:family="text">
      <style:text-properties officeooo:rsid="001d5046"/>
    </style:style>
    <style:style style:name="T6" style:family="text">
      <style:text-properties officeooo:rsid="002365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oDbSync</text:h>
      <text:p text:style-name="P1">Helps to maintain (synchronize):</text:p>
      <text:list xml:id="list2935036579914462253" text:style-name="List_20_1">
        <text:list-item>
          <text:p text:style-name="P4">local development databases</text:p>
        </text:list-item>
        <text:list-item>
          <text:p text:style-name="P4">with one main database storage in a shared source code repository (in form of database creation SQL scripts)</text:p>
        </text:list-item>
      </text:list>
      <text:p text:style-name="P1">Each run does these 2 steps:</text:p>
      <text:list xml:id="list9115005341270532852" text:style-name="Numbering_20_1">
        <text:list-item>
          <text:p text:style-name="P7"><text:span text:style-name="T4">a</text:span>pplying scripts from the repository to your local database</text:p>
        </text:list-item>
        <text:list-item>
          <text:p text:style-name="P7"><text:span text:style-name="T4">h</text:span>elping with creating scripts in the repository which reflect changes in your local database</text:p>
        </text:list-item>
      </text:list>
      <text:p text:style-name="P1">Applying of these 2 steps (generally in more iterations) makes the local database synchronized with the repository.</text:p>
      <text:p text:style-name="P1"><text:span text:style-name="Bold">Version:</text:span> 0.4</text:p>
      <text:p text:style-name="P1"><text:span text:style-name="Bold">License:</text:span> Public domain. Use at your own risk. There is absolutely no warranty of any kind.</text:p>
      <text:h text:style-name="Heading_20_2" text:outline-level="2">Build</text:h>
      <text:list xml:id="list202234561719926" text:continue-list="list2935036579914462253" text:style-name="List_20_1">
        <text:list-item>
          <text:p text:style-name="P4"><text:span text:style-name="Bold">implementation language:</text:span> C++11</text:p>
        </text:list-item>
        <text:list-item>
          <text:p text:style-name="P4"><text:span text:style-name="Bold">platform:</text:span> independent</text:p>
        </text:list-item>
        <text:list-item>
          <text:p text:style-name="P4"><text:span text:style-name="Bold">latest source code:</text:span> <text:a xlink:type="simple" xlink:href="https://github.com/milan11/repodbsync">https://github.com/milan11/repodbsync</text:a></text:p>
        </text:list-item>
        <text:list-item>
          <text:p text:style-name="P4"><text:span text:style-name="Bold">source code distribution:</text:span> as CMake project – uses (and includes) cotire C<text:span text:style-name="T5">M</text:span>ake module: <text:a xlink:type="simple" xlink:href="https://github.com/sakra/cotire">https://github.com/sakra/cotire</text:a></text:p>
        </text:list-item>
        <text:list-item>
          <text:p text:style-name="P4"><text:span text:style-name="Bold">build dependencies:</text:span></text:p>
          <text:list>
            <text:list-item>
              <text:p text:style-name="P4">boost</text:p>
            </text:list-item>
          </text:list>
        </text:list-item>
        <text:list-item>
          <text:p text:style-name="P4"><text:span text:style-name="Bold">build steps:</text:span></text:p>
          <text:list>
            <text:list-item>
              <text:p text:style-name="P4">git clone git@github.com:milan11/repodbsync.git</text:p>
            </text:list-item>
            <text:list-item>
              <text:p text:style-name="P4">cd repodbsync</text:p>
            </text:list-item>
            <text:list-item>
              <text:p text:style-name="P4">cmake</text:p>
            </text:list-item>
            <text:list-item>
              <text:p text:style-name="P4">make</text:p>
            </text:list-item>
          </text:list>
        </text:list-item>
        <text:list-item>
          <text:p text:style-name="P4"><text:span text:style-name="Bold">possible CMake arguments:</text:span></text:p>
          <text:list>
            <text:list-item>
              <text:p text:style-name="P4"><text:span text:style-name="Bold">debug build:</text:span> -DCMAKE_BUILD_TYPE=Debug</text:p>
            </text:list-item>
            <text:list-item>
              <text:p text:style-name="P4"><text:span text:style-name="Bold">force using gcc compiler:</text:span> -DCMAKE_CXX_COMPILER=g++</text:p>
            </text:list-item>
            <text:list-item>
              <text:p text:style-name="P4"><text:span text:style-name="Bold">force using clang compiler:</text:span> -DCMAKE_CXX_COMPILER=clang++ </text:p>
            </text:list-item>
            <text:list-item>
              <text:p text:style-name="P4"><text:span text:style-name="Bold">build executable running tests instead of the normal executable:</text:span> -DTESTMODE=1</text:p>
            </text:list-item>
          </text:list>
        </text:list-item>
      </text:list>
      <text:h text:style-name="Heading_20_2" text:outline-level="2">Supported Environment</text:h>
      <text:list xml:id="list202235754988700" text:continue-numbering="true" text:style-name="List_20_1">
        <text:list-item>
          <text:p text:style-name="P3"><text:span text:style-name="Bold">databases:</text:span><text:span text:style-name="T1"> MySQL, PostgreSQL, SQLite</text:span></text:p>
        </text:list-item>
        <text:list-item>
          <text:p text:style-name="P4"><text:span text:style-name="Bold">OS:</text:span> Linux tested only (but should be multiplatform)</text:p>
        </text:list-item>
        <text:list-item>
          <text:p text:style-name="P2"><text:span text:style-name="Bold">needs these database tools (must be in path):</text:span></text:p>
          <text:list>
            <text:list-item>
              <text:p text:style-name="P4"><text:span text:style-name="Bold">for MySQL:</text:span> mysql, mysqldump</text:p>
            </text:list-item>
            <text:list-item>
              <text:p text:style-name="P4"><text:span text:style-name="Bold">for PostgreSQL:</text:span> psql, pgdump</text:p>
            </text:list-item>
            <text:list-item>
              <text:p text:style-name="P4"><text:span text:style-name="Bold">for SQLite:</text:span> sqlite3</text:p>
            </text:list-item>
          </text:list>
        </text:list-item>
        <text:list-item>
          <text:p text:style-name="P2"><text:span text:style-name="Bold">needs these libraries (is dynamically linked with):</text:span></text:p>
          <text:list>
            <text:list-item>
              <text:p text:style-name="P4">boost (system, filesystem)</text:p>
            </text:list-item>
          </text:list>
        </text:list-item>
      </text:list>
      <text:h text:style-name="Heading_20_2" text:outline-level="2"><text:soft-page-break/>Short Usage Description</text:h>
      <text:p text:style-name="P1">Just run it in some source code repository directory where you want the sql scripts and some configuration to be placed. It will guide you through the configuration and synchronization process. The executable does not process any arguments.</text:p>
      <text:p text:style-name="P1">After following each instruction printed by RepoDbSync, you will have to run it again. It will continue in the process of setup and synchronization. After everything is correctly set up and after the databases are synchronized, it should print nothing and quit immediately.</text:p>
      <text:p text:style-name="P1">Please note that the following descriptions refer to the state when everyone already has their development database in some state. However, the instructions can be applied to the cases of creating new development databases, too. Just imagine that you already have a development database, but it is empty.</text:p>
      <text:h text:style-name="Heading_20_3" text:outline-level="3">I have a local development database and want to put its state to a shared repository (e.g. a GIT repository) to share/synchronize the database with others (who maybe have their own development databases already).</text:h>
      <text:h text:style-name="Heading_20_4" text:outline-level="4">Create an empty directory in your repository working copy.</text:h>
      <text:list xml:id="list202235494388194" text:continue-numbering="true" text:style-name="List_20_1">
        <text:list-item>
          <text:p text:style-name="P4">this directory will serve as a main source for the database state</text:p>
        </text:list-item>
        <text:list-item>
          <text:p text:style-name="P4">if you have more development databases (e.g. one for a core system and one for a web interface), you have to deal with each database separately, thus creating such directory in your repository for each database</text:p>
        </text:list-item>
      </text:list>
      <text:h text:style-name="Heading_20_4" text:outline-level="4">Set up (fill the configuration file).</text:h>
      <text:list xml:id="list202235694327632" text:continue-numbering="true" text:style-name="List_20_1">
        <text:list-item>
          <text:p text:style-name="P4">run the RepoDbSync in that empty directory for the first time – <text:span text:style-name="T6">it should generate an empty settings file</text:span></text:p>
        </text:list-item>
        <text:list-item>
          <text:p text:style-name="P4">fill the settings file; see: <text:bookmark-ref text:reference-format="chapter" text:ref-name="__RefHeading__434_1866296577">A</text:bookmark-ref> <text:bookmark-ref text:reference-format="text" text:ref-name="__RefHeading__434_1866296577">Settings file</text:bookmark-ref></text:p>
        </text:list-item>
      </text:list>
      <text:h text:style-name="Heading_20_4" text:outline-level="4">Set up database versioning.</text:h>
      <text:list xml:id="list202236256839873" text:continue-numbering="true" text:style-name="List_20_1">
        <text:list-item>
          <text:p text:style-name="P4">run the RepoDbSync with settings filled in</text:p>
        </text:list-item>
        <text:list-item>
          <text:p text:style-name="P4">see: <text:bookmark-ref text:reference-format="chapter" text:ref-name="__RefHeading__436_1866296577">B</text:bookmark-ref> <text:bookmark-ref text:reference-format="text" text:ref-name="__RefHeading__436_1866296577">Database versioning</text:bookmark-ref></text:p>
        </text:list-item>
      </text:list>
      <text:h text:style-name="Heading_20_4" text:outline-level="4">Add database scripts to the repository.</text:h>
      <text:list xml:id="list202234704595197" text:continue-numbering="true" text:style-name="List_20_1">
        <text:list-item>
          <text:p text:style-name="P3"><text:span text:style-name="T1">see: </text:span><text:span text:style-name="T1"><text:bookmark-ref text:reference-format="chapter" text:ref-name="__RefHeading__438_1866296577">D</text:bookmark-ref></text:span><text:span text:style-name="T1"> </text:span><text:span text:style-name="T1"><text:bookmark-ref text:reference-format="text" text:ref-name="__RefHeading__438_1866296577">Adding database scripts to the repository</text:bookmark-ref></text:span></text:p>
        </text:list-item>
      </text:list>
      <text:h text:style-name="Heading_20_4" text:outline-level="4">Commit.</text:h>
      <text:list xml:id="list202235080922681" text:continue-numbering="true" text:style-name="List_20_1">
        <text:list-item>
          <text:p text:style-name="P4">commit the directory dedicated to the database to the shared repository</text:p>
        </text:list-item>
        <text:list-item>
          <text:p text:style-name="P4">the directory now contains scripts (in the "scripts" directory) which can be used to create new database in the desired state or to synchronize an existing database</text:p>
        </text:list-item>
      </text:list>
      <text:h text:style-name="Heading_20_3" text:outline-level="3"><text:soft-page-break/>Someone has already put their repository state to our shared repository. I want to synchronize my own development database to reflect the state in the repository.</text:h>
      <text:h text:style-name="Heading_20_4" text:outline-level="4">Checkout the repository and find the database directory.</text:h>
      <text:list xml:id="list202235251487857" text:continue-numbering="true" text:style-name="List_20_1">
        <text:list-item>
          <text:p text:style-name="P4">the database directory should contain a directory called "scripts" and maybe .gitignore, ignore_data.txt and ignore_tables.txt files</text:p>
        </text:list-item>
      </text:list>
      <text:h text:style-name="Heading_20_4" text:outline-level="4">Set up (fill the configuration file).</text:h>
      <text:list xml:id="list202236153407455" text:continue-numbering="true" text:style-name="List_20_1">
        <text:list-item>
          <text:p text:style-name="P5">run the RepoDbSync in that directory for the first time – <text:span text:style-name="T6">it should generate an empty settings file</text:span></text:p>
        </text:list-item>
        <text:list-item>
          <text:p text:style-name="P4">fill the settings file; see: <text:bookmark-ref text:reference-format="chapter" text:ref-name="__RefHeading__434_1866296577">A</text:bookmark-ref> <text:bookmark-ref text:reference-format="text" text:ref-name="__RefHeading__434_1866296577">Settings file</text:bookmark-ref></text:p>
        </text:list-item>
      </text:list>
      <text:h text:style-name="Heading_20_4" text:outline-level="4">Set up database versioning.</text:h>
      <text:list xml:id="list202236082464220" text:continue-numbering="true" text:style-name="List_20_1">
        <text:list-item>
          <text:p text:style-name="P3"><text:span text:style-name="T1">run the RepoDbSync with settings filled in; see: </text:span><text:span text:style-name="T1"><text:bookmark-ref text:reference-format="chapter" text:ref-name="__RefHeading__436_1866296577">B</text:bookmark-ref></text:span><text:span text:style-name="T1"> </text:span><text:span text:style-name="T1"><text:bookmark-ref text:reference-format="text" text:ref-name="__RefHeading__436_1866296577">Database versioning</text:bookmark-ref></text:span></text:p>
        </text:list-item>
      </text:list>
      <text:h text:style-name="Heading_20_4" text:outline-level="4">Apply scripts to your local database.</text:h>
      <text:list xml:id="list202235590635091" text:continue-numbering="true" text:style-name="List_20_1">
        <text:list-item>
          <text:p text:style-name="P3"><text:span text:style-name="T1">see: </text:span><text:span text:style-name="T1"><text:bookmark-ref text:reference-format="chapter" text:ref-name="__RefHeading__452_1866296577">C</text:bookmark-ref></text:span><text:span text:style-name="T1"> </text:span><text:span text:style-name="T1"><text:bookmark-ref text:reference-format="text" text:ref-name="__RefHeading__452_1866296577">Applying scripts to local database</text:bookmark-ref></text:span></text:p>
        </text:list-item>
      </text:list>
      <text:h text:style-name="Heading_20_4" text:outline-level="4">Add database scripts to the repository.</text:h>
      <text:list xml:id="list202234962894944" text:continue-numbering="true" text:style-name="List_20_1">
        <text:list-item>
          <text:p text:style-name="P3"><text:span text:style-name="T1">see: </text:span><text:span text:style-name="T1"><text:bookmark-ref text:reference-format="chapter" text:ref-name="__RefHeading__438_1866296577">D</text:bookmark-ref></text:span><text:span text:style-name="T1"> </text:span><text:span text:style-name="T1"><text:bookmark-ref text:reference-format="text" text:ref-name="__RefHeading__438_1866296577">Adding database scripts to the repository</text:bookmark-ref></text:span></text:p>
        </text:list-item>
      </text:list>
      <text:h text:style-name="Heading_20_4" text:outline-level="4">Commit.</text:h>
      <text:list xml:id="list202235977075879" text:continue-numbering="true" text:style-name="List_20_1">
        <text:list-item>
          <text:p text:style-name="P4">commit new .sql scripts to the shared repository</text:p>
        </text:list-item>
      </text:list>
      <text:h text:style-name="Heading_20_2" text:outline-level="2">M<text:span text:style-name="T2">anual</text:span></text:h>
      <text:h text:style-name="Heading_20_3" text:outline-level="3"><text:bookmark-start text:name="__RefHeading__434_1866296577"/>Settings file<text:bookmark-end text:name="__RefHeading__434_1866296577"/></text:h>
      <text:list xml:id="list202236075624224" text:continue-numbering="true" text:style-name="List_20_1">
        <text:list-item>
          <text:p text:style-name="P4">you have to set up two databases:</text:p>
        </text:list-item>
        <text:list-item>
          <text:p text:style-name="P10">the <text:span text:style-name="Bold">"local"</text:span> database is your development database</text:p>
        </text:list-item>
        <text:list-item>
          <text:p text:style-name="P11">the <text:span text:style-name="Bold">"temp"</text:span> database is a (empty) temporary database <text:span text:style-name="T1">–</text:span> it will be used by RepoDbSync for simulating a database reflecting the repository state and will be cleaned before each run (so be careful to set it to an empty database; not to some database you are using for something)</text:p>
        </text:list-item>
      </text:list>
      <text:h text:style-name="Heading_20_3" text:outline-level="3"><text:bookmark-start text:name="__RefHeading__436_1866296577"/>Database versioning<text:bookmark-end text:name="__RefHeading__436_1866296577"/></text:h>
      <text:list xml:id="list202236387468658" text:continue-numbering="true" text:style-name="List_20_1">
        <text:list-item>
          <text:p text:style-name="P6">if your local development database does not contain version information, RepoDbSync will ask you if it can add the version information – that is adding one table named VersionInfo to your database where the version info will be stored</text:p>
        </text:list-item>
        <text:list-item>
          <text:p text:style-name="P4">if the local database has higher version than the scripts in the repository can provide, RepoDbSync can repair this automatically – however, that should never happen and you should check e.g. if you have the right repository revisision checked out before allowing RepoDbSync to repair the version</text:p>
        </text:list-item>
      </text:list>
      <text:h text:style-name="Heading_20_3" text:outline-level="3"><text:bookmark-start text:name="__RefHeading__452_1866296577"/>Applying scripts to local database<text:bookmark-end text:name="__RefHeading__452_1866296577"/></text:h>
      <text:list xml:id="list202234911498295" text:continue-numbering="true" text:style-name="List_20_1">
        <text:list-item>
          <text:p text:style-name="P4">review the scripts you checked out from the repository</text:p>
        </text:list-item>
        <text:list-item>
          <text:p text:style-name="P4">RepoDbSync can apply scripts which have higher target version than current version of your local database</text:p>
        </text:list-item>
        <text:list-item>
          <text:p text:style-name="P4">RepoDbSync will ask you if it can apply each script automatically; but maybe you will have to make <text:soft-page-break/>some changes in your local development database manually and let the RepoDbSync increment the database version only</text:p>
        </text:list-item>
        <text:list-item>
          <text:p text:style-name="P4">in general, for each script, you can select one of these options:</text:p>
          <text:list>
            <text:list-item>
              <text:p text:style-name="P2"><text:span text:style-name="Bold">apply script</text:span> – applies the script and increments database version to the target version of the script</text:p>
            </text:list-item>
            <text:list-item>
              <text:p text:style-name="P2"><text:span text:style-name="Bold">increment version only</text:span> – if you have changed your local database manually to reflect the changes in this script or if you already had your database in the target state (e.g. when you just created this new script to reflect your local database)</text:p>
            </text:list-item>
            <text:list-item>
              <text:p text:style-name="P2"><text:span text:style-name="Bold">apply all scripts</text:span> – automatically applies all scripts and increments database version to the target version of the last script</text:p>
            </text:list-item>
            <text:list-item>
              <text:p text:style-name="P2"><text:span text:style-name="Bold">increment version to the target version of the last script</text:span> – increments the database version to the target version of the last script – if you know that you have applied all changes from the scripts in your database</text:p>
            </text:list-item>
          </text:list>
        </text:list-item>
      </text:list>
      <text:h text:style-name="Heading_20_3" text:outline-level="3"><text:bookmark-start text:name="__RefHeading__438_1866296577"/>Adding database scripts to the repository<text:bookmark-end text:name="__RefHeading__438_1866296577"/></text:h>
      <text:list xml:id="list202234757282572" text:continue-numbering="true" text:style-name="List_20_1">
        <text:list-item>
          <text:p text:style-name="P4">RepoDbSync will tell you what add to the repository so that the repository will exactly reflect your local development database</text:p>
        </text:list-item>
        <text:list-item>
          <text:p text:style-name="P4">note the contents of the "outs" directory after each run, there are some created scripts that you can use when creating the scripts in the repository:</text:p>
          <text:list>
            <text:list-item>
              <text:p text:style-name="P2"><text:span text:style-name="Bold">&lt;num&gt;_delete_&lt;table&gt;.sql</text:span> – for tables which are in the repository only</text:p>
            </text:list-item>
            <text:list-item>
              <text:p text:style-name="P2"><text:span text:style-name="Bold">&lt;num&gt;_create_&lt;table&gt;.sql</text:span> – for tables which are in the local database only</text:p>
            </text:list-item>
            <text:list-item>
              <text:p text:style-name="P2"><text:span text:style-name="Bold">&lt;table&gt;_local.sql</text:span> and <text:span text:style-name="Bold">&lt;table&gt;_repository.sql</text:span> – for tables with different structure</text:p>
            </text:list-item>
            <text:list-item>
              <text:p text:style-name="P2"><text:span text:style-name="Bold">&lt;table&gt;_local_data.sql</text:span> and <text:span text:style-name="Bold">&lt;table&gt;_repository_data.sql</text:span> – for tables with different data</text:p>
            </text:list-item>
            <text:list-item>
              <text:p text:style-name="P2"><text:span text:style-name="Bold">&lt;num&gt;_routine_delete_&lt;routine&gt;.sql</text:span> – for routines which are in the repository only</text:p>
            </text:list-item>
            <text:list-item>
              <text:p text:style-name="P2"><text:span text:style-name="Bold">&lt;num&gt;_routine_create_&lt;routine&gt;.sql</text:span> – for routines which are in the local database only</text:p>
            </text:list-item>
            <text:list-item>
              <text:p text:style-name="P2"><text:span text:style-name="Bold">&lt;routine&gt;_local_routine.sql</text:span> and <text:span text:style-name="Bold">&lt;routine&gt;_repository_routine.sql</text:span> – for routines which are different</text:p>
            </text:list-item>
          </text:list>
        </text:list-item>
        <text:list-item>
          <text:p text:style-name="P4">the scripts must be named in the following way: version_description.sql</text:p>
          <text:list>
            <text:list-item>
              <text:p text:style-name="P3"><text:span text:style-name="Bold"><text:span text:style-name="T1">version</text:span></text:span><text:span text:style-name="T1"> is the version which will the database have after applying this script (a number must be aligned to six digits, first version is 000001, no version can be left out)</text:span></text:p>
            </text:list-item>
            <text:list-item>
              <text:p text:style-name="P4"><text:span text:style-name="Bold">description</text:span> is your own description (e.g. create_table_user, fill_users, delete_table_user)</text:p>
            </text:list-item>
          </text:list>
        </text:list-item>
        <text:list-item>
          <text:p text:style-name="P4">one .sql file in the repository has not to contain exactly one table or table data – you can even put whole database structure and data to one .sql file (this can be the case of the first file added to the repository)</text:p>
        </text:list-item>
        <text:list-item>
          <text:p text:style-name="P4">remember that once committed, the scripts should not be changed (because somebody else should already use the scripts to change their local database) – you can only add a following script reverting the change in the database (e.g. DROP TABLE reverting CREATE TABLE)</text:p>
        </text:list-item>
        <text:list-item>
          <text:p text:style-name="P4">note that after adding scripts to the repository and running RepoDbSync again, you will have a version mismatch (the repository version will be higher that your local development database version)</text:p>
          <text:list>
            <text:list-item>
              <text:p text:style-name="P4">RepoDbSync <text:span text:style-name="T3">will ask</text:span> you, if you want to apply the repository scripts to upgrade your local development database to the repository state</text:p>
            </text:list-item>
            <text:list-item>
              <text:p text:style-name="P4">because you already have the desired state provided by the scripts in your local development database (because you created the scripts from the state of the database), you can ignore this mismatch and answer with "nall" (this only sets the version of the local development database to the version provided by the scripts)</text:p>
            </text:list-item>
          </text:list>
        </text:list-item>
        <text:list-item>
          <text:p text:style-name="P4">of course, you will have some specific tables or data in your local development database, which you do not want to share (which do not form the base database state), this can be e.g. data about users <text:soft-page-break/>which you have added while testing etc.</text:p>
          <text:list>
            <text:list-item>
              <text:p text:style-name="P4">list tables you want to ignore in the <text:span text:style-name="Bold">ignore_tabes.txt</text:span> file (one table name on one line)</text:p>
            </text:list-item>
            <text:list-item>
              <text:p text:style-name="P4">list tables which data have to be ignored in the <text:span text:style-name="Bold">ignore_data.txt</text:span> file (one table name on one line)</text:p>
            </text:list-item>
            <text:list-item>
              <text:p text:style-name="P4">additionally, you can list conditions for ignored data (e.g. "user id = 1 OR id &gt; 4") will ignore records in the table user which have ID 1 or ID greater than 4</text:p>
            </text:list-item>
            <text:list-item>
              <text:p text:style-name="P4">list routines (stored functions or procedures) to ignore in the <text:span text:style-name="Bold">ignore_routines.txt</text:span> file</text:p>
            </text:list-item>
            <text:list-item>
              <text:p text:style-name="P4">the *local.txt files are there for the ignore lists which you do not want to share in the repository</text:p>
            </text:list-item>
          </text:list>
        </text:list-item>
      </text:list>
      <text:h text:style-name="Heading_20_2" text:outline-level="2">TODO</text:h>
      <text:list xml:id="list3259330456486698401" text:style-name="L1">
        <text:list-item>
          <text:p text:style-name="P8">provide downloadable binaries</text:p>
        </text:list-item>
        <text:list-item>
          <text:p text:style-name="P8">test on Windows</text:p>
        </text:list-item>
        <text:list-item>
          <text:p text:style-name="P9">real-world examples (e.g. handling a standard Drupal datab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 Chinese Regular" svg:font-family="'Noto Sans S Chinese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Noto Sans S Chinese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Noto Sans S Chinese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 Chinese Regular" style:font-family-asian="'Noto Sans S Chinese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Bold" style:family="text">
      <style:text-properties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5T18:44:45.274340734</meta:creation-date>
    <dc:date>2014-09-16T20:22:34.314847131</dc:date>
    <meta:editing-duration>PT22M35S</meta:editing-duration>
    <meta:editing-cycles>38</meta:editing-cycles>
    <meta:generator>LibreOffice/4.2.6.3$Linux_X86_64 LibreOffice_project/420m0$Build-3</meta:generator>
    <meta:document-statistic meta:table-count="0" meta:image-count="0" meta:object-count="0" meta:page-count="5" meta:paragraph-count="114" meta:word-count="1601" meta:character-count="9749" meta:non-whitespace-character-count="8341"/>
  </office:meta>
</office:document-meta>
</file>